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Round 0</text:p>
          </table:table-cell>
          <table:table-cell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office:value-type="string" calcext:value-type="string">
            <text:p>Round 3</text:p>
          </table:table-cell>
          <table:table-cell office:value-type="string" calcext:value-type="string">
            <text:p>Round 4</text:p>
          </table:table-cell>
          <table:table-cell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Undec</text:p>
          </table:table-cell>
          <table:table-cell table:number-columns-repeated="4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c</text:p>
          </table:table-cell>
          <table:table-cell table:number-columns-repeated="4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Undec</text:p>
          </table:table-cell>
          <table:table-cell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Undec</text:p>
          </table:table-cell>
          <table:table-cell table:number-columns-repeated="2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Undec</text:p>
          </table:table-cell>
          <table:table-cell table:number-columns-repeated="3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dec</text:p>
          </table:table-cell>
          <table:table-cell table:number-columns-repeated="4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Undec</text:p>
          </table:table-cell>
          <table:table-cell table:number-columns-repeated="3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dec</text:p>
          </table:table-cell>
          <table:table-cell table:number-columns-repeated="4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Undec</text:p>
          </table:table-cell>
          <table:table-cell office:value-type="string" calcext:value-type="string">
            <text:p>Lead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Undec</text:p>
          </table:table-cell>
          <table:table-cell table:number-columns-repeated="3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dec</text:p>
          </table:table-cell>
          <table:table-cell table:number-columns-repeated="4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Undec</text:p>
          </table:table-cell>
          <table:table-cell table:number-columns-repeated="2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ndec</text:p>
          </table:table-cell>
          <table:table-cell table:number-columns-repeated="4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dec</text:p>
          </table:table-cell>
          <table:table-cell table:number-columns-repeated="4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dec</text:p>
          </table:table-cell>
          <table:table-cell table:number-columns-repeated="4" office:value-type="string" calcext:value-type="string">
            <text:p>Follow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Undec</text:p>
          </table:table-cell>
          <table:table-cell table:number-columns-repeated="3" office:value-type="string" calcext:value-type="string">
            <text:p>Follower</text:p>
          </table:table-cell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ollower Count</text:p>
          </table:table-cell>
          <table:table-cell table:formula="of:=COUNTIF([.B2:.B17];&quot;Follower&quot;)" office:value-type="float" office:value="0" calcext:value-type="float">
            <text:p>0</text:p>
          </table:table-cell>
          <table:table-cell table:formula="of:=COUNTIF([.C2:.C17];&quot;Follower&quot;)" office:value-type="float" office:value="8" calcext:value-type="float">
            <text:p>8</text:p>
          </table:table-cell>
          <table:table-cell table:formula="of:=COUNTIF([.D2:.D17];&quot;Follower&quot;)" office:value-type="float" office:value="12" calcext:value-type="float">
            <text:p>12</text:p>
          </table:table-cell>
          <table:table-cell table:formula="of:=COUNTIF([.E2:.E17];&quot;Follower&quot;)" office:value-type="float" office:value="14" calcext:value-type="float">
            <text:p>14</text:p>
          </table:table-cell>
          <table:table-cell table:formula="of:=COUNTIF([.F2:.F17];&quot;Follower&quot;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Follower Percent</text:p>
          </table:table-cell>
          <table:table-cell table:style-name="ce2" table:formula="of:=COUNTIF([.B2:.B17];&quot;Follower&quot;)/COUNTA([.B2:.B17])" office:value-type="percentage" office:value="0" calcext:value-type="percentage">
            <text:p>0.00%</text:p>
          </table:table-cell>
          <table:table-cell table:style-name="ce2" table:formula="of:=COUNTIF([.C2:.C17];&quot;Follower&quot;)/COUNTA([.C2:.C17])" office:value-type="percentage" office:value="0.5" calcext:value-type="percentage">
            <text:p>50.00%</text:p>
          </table:table-cell>
          <table:table-cell table:style-name="ce2" table:formula="of:=COUNTIF([.D2:.D17];&quot;Follower&quot;)/COUNTA([.D2:.D17])" office:value-type="percentage" office:value="0.75" calcext:value-type="percentage">
            <text:p>75.00%</text:p>
          </table:table-cell>
          <table:table-cell table:style-name="ce2" table:formula="of:=COUNTIF([.E2:.E17];&quot;Follower&quot;)/COUNTA([.E2:.E17])" office:value-type="percentage" office:value="0.875" calcext:value-type="percentage">
            <text:p>87.50%</text:p>
          </table:table-cell>
          <table:table-cell table:style-name="ce2" table:formula="of:=COUNTIF([.F2:.F17];&quot;Follower&quot;)/COUNTA([.F2:.F17])" office:value-type="percentage" office:value="0.9375" calcext:value-type="percentage">
            <text:p>93.75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01:56.298963580</meta:creation-date>
    <dc:date>2022-11-14T15:26:57.852168105</dc:date>
    <meta:editing-duration>PT4M10S</meta:editing-duration>
    <meta:editing-cycles>3</meta:editing-cycles>
    <meta:generator>LibreOffice/7.3.6.2$Linux_X86_64 LibreOffice_project/30$Build-2</meta:generator>
    <meta:document-statistic meta:table-count="1" meta:cell-count="114" meta:object-count="0"/>
  </office:meta>
</office:document-meta>
</file>